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5.084cm" table:align="left"/>
    </style:style>
    <style:style style:name="Table1.A" style:family="table-column">
      <style:table-column-properties style:column-width="5.08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utine say</text:h>
      <text:section text:style-name="Sect1" text:name="content">
        <text:p text:style-name="P1"><text:bookmark text:name="TOC"/></text:p>
        <text:h text:style-name="P2" text:outline-level="2"><text:bookmark text:name="TOC_Title"/>Table of Contents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a xlink:type="simple" xlink:href="https://docs.perl6.org/routine/say#class_Mu" text:style-name="Internet_20_link" text:visited-style-name="Visited_20_Internet_20_Link">class Mu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routine/say#(Mu)_method_say" text:style-name="Internet_20_link" text:visited-style-name="Visited_20_Internet_20_Link">(Mu) method say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routine/say#role_IO" text:style-name="Internet_20_link" text:visited-style-name="Visited_20_Internet_20_Link">role IO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routine/say#(IO)_sub_say" text:style-name="Internet_20_link" text:visited-style-name="Visited_20_Internet_20_Link">(IO) sub say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routine/say#class_IO::Handle" text:style-name="Internet_20_link" text:visited-style-name="Visited_20_Internet_20_Link">class IO::Handle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routine/say#(IO::Handle)_method_say" text:style-name="Internet_20_link" text:visited-style-name="Visited_20_Internet_20_Link">(IO::Handle) method say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routine/say#class_IO::CatHandle" text:style-name="Internet_20_link" text:visited-style-name="Visited_20_Internet_20_Link">class IO::CatHandle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routine/say#(IO::CatHandle)_method_say" text:style-name="Internet_20_link" text:visited-style-name="Visited_20_Internet_20_Link">(IO::CatHandle) method say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routine/say#class_Proc::Async" text:style-name="Internet_20_link" text:visited-style-name="Visited_20_Internet_20_Link">class Proc::Async</text:a>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docs.perl6.org/routine/say#(Proc::Async)_method_say" text:style-name="Internet_20_link" text:visited-style-name="Visited_20_Internet_20_Link">(Proc::Async) method say</text:a></text:p>
            </table:table-cell>
          </table:table-row>
        </table:table>
        <text:p text:style-name="Text_20_body">Documentation for routine <text:span text:style-name="Source_20_Text">say</text:span> assembled from the following types:</text:p>
        <text:h text:style-name="Heading_20_1" text:outline-level="1"><text:bookmark text:name="class_Mu"/><text:a xlink:type="simple" xlink:href="https://docs.perl6.org/routine/say#___top" text:style-name="Internet_20_link" text:visited-style-name="Visited_20_Internet_20_Link">class Mu</text:a></text:h>
        <text:p text:style-name="Text_20_body">From <text:a xlink:type="simple" xlink:href="https://docs.perl6.org/type/Mu#method_say" text:style-name="Internet_20_link" text:visited-style-name="Visited_20_Internet_20_Link">Mu</text:a></text:p>
        <text:h text:style-name="Heading_20_2" text:outline-level="2"><text:bookmark text:name="(Mu)_method_say"/><text:a xlink:type="simple" xlink:href="https://docs.perl6.org/routine/say#class_Mu" text:style-name="Internet_20_link" text:visited-style-name="Visited_20_Internet_20_Link">(Mu) method say</text:a></text:h>
        <text:p text:style-name="P3">multi method say(--&gt; Bool:D)</text:p>
        <text:p text:style-name="Text_20_body">Prints value to <text:span text:style-name="Source_20_Text">$*OUT</text:span> after stringification using <text:a xlink:type="simple" xlink:href="https://docs.perl6.org/routine/gist" text:style-name="Internet_20_link" text:visited-style-name="Visited_20_Internet_20_Link">gist</text:a> method with newline at end. To produce machine readable output use <text:span text:style-name="Source_20_Text">.put</text:span>.</text:p>
        <text:p text:style-name="P3">say 42;                 # OUTPUT: «42␤» </text:p>
        <text:p text:style-name="Text_20_body">In non-sink context, <text:span text:style-name="Source_20_Text">say</text:span> will always return <text:span text:style-name="Source_20_Text">True</text:span>.</text:p>
        <text:p text:style-name="P3">say (1,[1,2],"foo",Mu).map: so *.say ;# OUTPUT: «1␤[1 2]␤foo␤(Mu)␤(True True True True)␤» </text:p>
        <text:p text:style-name="Text_20_body"><text:span text:style-name="Source_20_Text">say</text:span> is first printing out, but the outermost <text:span text:style-name="Source_20_Text">say</text:span> is printing the <text:span text:style-name="Source_20_Text">True</text:span> values returned by the <text:span text:style-name="Source_20_Text">so</text:span> operation.</text:p>
        <text:h text:style-name="Heading_20_1" text:outline-level="1"><text:bookmark text:name="role_IO"/><text:a xlink:type="simple" xlink:href="https://docs.perl6.org/routine/say#___top" text:style-name="Internet_20_link" text:visited-style-name="Visited_20_Internet_20_Link">role IO</text:a></text:h>
        <text:p text:style-name="Text_20_body">From <text:a xlink:type="simple" xlink:href="https://docs.perl6.org/type/IO#sub_say" text:style-name="Internet_20_link" text:visited-style-name="Visited_20_Internet_20_Link">IO</text:a></text:p>
        <text:h text:style-name="Heading_20_2" text:outline-level="2"><text:bookmark text:name="(IO)_sub_say"/><text:a xlink:type="simple" xlink:href="https://docs.perl6.org/routine/say#role_IO" text:style-name="Internet_20_link" text:visited-style-name="Visited_20_Internet_20_Link">(IO) sub say</text:a></text:h>
        <text:p text:style-name="Text_20_body">Defined as:</text:p>
        <text:p text:style-name="P3">multi sub say(**@args --&gt; True)</text:p>
        <text:p text:style-name="Text_20_body"><text:soft-page-break/>Prints the "gist" of given objects. Same as <text:a xlink:type="simple" xlink:href="https://docs.perl6.org/type/IO#sub_put" text:style-name="Internet_20_link" text:visited-style-name="Visited_20_Internet_20_Link"><text:span text:style-name="Source_20_Text">put</text:span></text:a>, except uses <text:a xlink:type="simple" xlink:href="https://docs.perl6.org/routine/gist" text:style-name="Internet_20_link" text:visited-style-name="Visited_20_Internet_20_Link"><text:span text:style-name="Source_20_Text">.gist</text:span></text:a> method to obtain string representation of the object.</text:p>
        <text:p text:style-name="Text_20_body"><text:span text:style-name="Strong_20_Emphasis">NOTE:</text:span> the <text:a xlink:type="simple" xlink:href="https://docs.perl6.org/routine/gist" text:style-name="Internet_20_link" text:visited-style-name="Visited_20_Internet_20_Link"><text:span text:style-name="Source_20_Text">.gist</text:span></text:a> method of some objects, such as <text:a xlink:type="simple" xlink:href="https://docs.perl6.org/type/List#method_gist" text:style-name="Internet_20_link" text:visited-style-name="Visited_20_Internet_20_Link">Lists</text:a>, returns only <text:span text:style-name="Strong_20_Emphasis">partial</text:span> information about the object (hence the "gist"). If you mean to print textual information, you most likely want to use <text:a xlink:type="simple" xlink:href="https://docs.perl6.org/type/IO#sub_put" text:style-name="Internet_20_link" text:visited-style-name="Visited_20_Internet_20_Link"><text:span text:style-name="Source_20_Text">put</text:span></text:a> instead.</text:p>
        <text:p text:style-name="Preformatted_20_Text">say Range;        # OUTPUT: «(Range)␤» </text:p>
        <text:p text:style-name="Preformatted_20_Text">say class Foo {}; # OUTPUT: «(Foo)␤» </text:p>
        <text:p text:style-name="Preformatted_20_Text">say 'I ♥ Perl6';  # OUTPUT: «I ♥ Perl6␤» </text:p>
        <text:p text:style-name="P3">say 1..Inf;       # OUTPUT: «1..Inf␤» </text:p>
        <text:h text:style-name="Heading_20_1" text:outline-level="1"><text:bookmark text:name="class_IO::Handle"/><text:a xlink:type="simple" xlink:href="https://docs.perl6.org/routine/say#___top" text:style-name="Internet_20_link" text:visited-style-name="Visited_20_Internet_20_Link">class IO::Handle</text:a></text:h>
        <text:p text:style-name="Text_20_body">From <text:a xlink:type="simple" xlink:href="https://docs.perl6.org/type/IO::Handle#method_say" text:style-name="Internet_20_link" text:visited-style-name="Visited_20_Internet_20_Link">IO::Handle</text:a></text:p>
        <text:h text:style-name="Heading_20_2" text:outline-level="2"><text:bookmark text:name="(IO::Handle)_method_say"/><text:a xlink:type="simple" xlink:href="https://docs.perl6.org/routine/say#class_IO%3A%3AHandle" text:style-name="Internet_20_link" text:visited-style-name="Visited_20_Internet_20_Link">(IO::Handle) method say</text:a></text:h>
        <text:p text:style-name="Text_20_body">Defined as:</text:p>
        <text:p text:style-name="P3">multi method say(IO::Handle:D: **@text --&gt; True)</text:p>
        <text:p text:style-name="Text_20_body">This method is identical to <text:a xlink:type="simple" xlink:href="https://docs.perl6.org/type/IO::Handle#method_put" text:style-name="Internet_20_link" text:visited-style-name="Visited_20_Internet_20_Link">put</text:a> except that it stringifies its arguments by calling <text:a xlink:type="simple" xlink:href="https://docs.perl6.org/routine/gist" text:style-name="Internet_20_link" text:visited-style-name="Visited_20_Internet_20_Link"><text:span text:style-name="Source_20_Text">.gist</text:span></text:a> instead of <text:a xlink:type="simple" xlink:href="https://docs.perl6.org/routine/Str" text:style-name="Internet_20_link" text:visited-style-name="Visited_20_Internet_20_Link"><text:span text:style-name="Source_20_Text">.Str</text:span></text:a>.</text:p>
        <text:p text:style-name="Text_20_body">Attempting to call this method when the handle is <text:a xlink:type="simple" xlink:href="https://docs.perl6.org/type/IO::Handle#method_encoding" text:style-name="Internet_20_link" text:visited-style-name="Visited_20_Internet_20_Link">in binary mode</text:a> will result in <text:span text:style-name="Source_20_Text">X::IO::BinaryMode</text:span> exception being thrown.</text:p>
        <text:p text:style-name="Preformatted_20_Text">my $fh = open 'path/to/file', :w;</text:p>
        <text:p text:style-name="Preformatted_20_Text">$fh.say(Complex.new(3, 4));        # RESULT: «3+4i\n» </text:p>
        <text:p text:style-name="P3">$fh.close;</text:p>
        <text:h text:style-name="Heading_20_1" text:outline-level="1"><text:bookmark text:name="class_IO::CatHandle"/><text:a xlink:type="simple" xlink:href="https://docs.perl6.org/routine/say#___top" text:style-name="Internet_20_link" text:visited-style-name="Visited_20_Internet_20_Link">class IO::CatHandle</text:a></text:h>
        <text:p text:style-name="Text_20_body">From <text:a xlink:type="simple" xlink:href="https://docs.perl6.org/type/IO::CatHandle#method_say" text:style-name="Internet_20_link" text:visited-style-name="Visited_20_Internet_20_Link">IO::CatHandle</text:a></text:p>
        <text:h text:style-name="Heading_20_2" text:outline-level="2"><text:bookmark text:name="(IO::CatHandle)_method_say"/><text:a xlink:type="simple" xlink:href="https://docs.perl6.org/routine/say#class_IO%3A%3ACatHandle" text:style-name="Internet_20_link" text:visited-style-name="Visited_20_Internet_20_Link">(IO::CatHandle) method say</text:a></text:h>
        <text:p text:style-name="Text_20_body">Defined as:</text:p>
        <text:p text:style-name="P3">multi method say(|)</text:p>
        <text:p text:style-name="Text_20_body">In Rakudo, the <text:a xlink:type="simple" xlink:href="https://docs.perl6.org/type/IO::CatHandle" text:style-name="Internet_20_link" text:visited-style-name="Visited_20_Internet_20_Link">IO::CatHandle</text:a> type overrides this method to throw <text:span text:style-name="Source_20_Text">X::NYI</text:span> exception. If you have a good idea for how this method should behave, <text:a xlink:type="simple" xlink:href="https://webchat.freenode.net/?channels=#perl6-dev" text:style-name="Internet_20_link" text:visited-style-name="Visited_20_Internet_20_Link">tell Rakudo developers about it</text:a>!</text:p>
        <text:h text:style-name="Heading_20_1" text:outline-level="1"><text:bookmark text:name="class_Proc::Async"/><text:a xlink:type="simple" xlink:href="https://docs.perl6.org/routine/say#___top" text:style-name="Internet_20_link" text:visited-style-name="Visited_20_Internet_20_Link">class Proc::Async</text:a></text:h>
        <text:p text:style-name="Text_20_body">From <text:a xlink:type="simple" xlink:href="https://docs.perl6.org/type/Proc::Async#method_say" text:style-name="Internet_20_link" text:visited-style-name="Visited_20_Internet_20_Link">Proc::Async</text:a></text:p>
        <text:h text:style-name="Heading_20_2" text:outline-level="2"><text:bookmark text:name="(Proc::Async)_method_say"/><text:soft-page-break/><text:a xlink:type="simple" xlink:href="https://docs.perl6.org/routine/say#class_Proc%3A%3AAsync" text:style-name="Internet_20_link" text:visited-style-name="Visited_20_Internet_20_Link">(Proc::Async) method say</text:a></text:h>
        <text:p text:style-name="P3">method say(Proc::Async:D: $output, :$scheduler = $*SCHEDULER)</text:p>
        <text:p text:style-name="Text_20_body">Calls method <text:span text:style-name="Source_20_Text">gist</text:span> on the <text:span text:style-name="Source_20_Text">$output</text:span>, adds a newline, encodes it as UTF-8, and sends it to the standard input stream of the external program, encoding it as UTF-8.</text:p>
        <text:p text:style-name="Text_20_body">Returns a <text:a xlink:type="simple" xlink:href="https://docs.perl6.org/type/Promise" text:style-name="Internet_20_link" text:visited-style-name="Visited_20_Internet_20_Link">Promise</text:a> that will be kept once the data has fully landed in the input buffer of the external program.</text:p>
        <text:p text:style-name="Text_20_body">The <text:span text:style-name="Source_20_Text">Proc::Async</text:span> object must be created for writing (with <text:span text:style-name="Source_20_Text">Proc::Async.new(:w, $path, @args)</text:span>). Otherwise an <text:a xlink:type="simple" xlink:href="https://docs.perl6.org/type/X::Proc::Async::OpenForWriting" text:style-name="Internet_20_link" text:visited-style-name="Visited_20_Internet_20_Link">X::Proc::Async::OpenForWriting</text:a> exception will the thrown.</text:p>
        <text:p text:style-name="Text_20_body"><text:span text:style-name="Source_20_Text">start</text:span> must have been called before calling method say, otherwise an <text:a xlink:type="simple" xlink:href="https://docs.perl6.org/type/X::Proc::Async::MustBeStarted" text:style-name="Internet_20_link" text:visited-style-name="Visited_20_Internet_20_Link">X::Proc::Async::MustBeStarted</text:a> exception is thrown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7:24:43.845427312</meta:creation-date>
    <dc:date>2018-05-27T17:26:07.281693216</dc:date>
    <meta:editing-duration>PT1M24S</meta:editing-duration>
    <meta:editing-cycles>1</meta:editing-cycles>
    <meta:document-statistic meta:table-count="1" meta:image-count="0" meta:object-count="0" meta:page-count="3" meta:paragraph-count="57" meta:word-count="413" meta:character-count="2653" meta:non-whitespace-character-count="2256"/>
    <meta:generator>LibreOffice/6.0.3.2$Linux_X86_64 LibreOffice_project/00$Build-2</meta:generator>
  </office:meta>
</office:document-meta>
</file>